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9847in" text:min-label-width="0.25in"/>
      </text:list-level-style-number>
      <text:list-level-style-number text:level="2" style:num-suffix="." style:num-format="a" style:num-letter-sync="true">
        <style:list-level-properties text:space-before="1.4847in" text:min-label-width="0.25in"/>
      </text:list-level-style-number>
      <text:list-level-style-number text:level="3" style:num-suffix="." style:num-format="i">
        <style:list-level-properties fo:text-align="end" text:space-before="2.1097in" text:min-label-width="0.125in"/>
      </text:list-level-style-number>
      <text:list-level-style-number text:level="4" style:num-suffix="." style:num-format="1">
        <style:list-level-properties text:space-before="2.4847in" text:min-label-width="0.25in"/>
      </text:list-level-style-number>
      <text:list-level-style-number text:level="5" style:num-suffix="." style:num-format="a" style:num-letter-sync="true">
        <style:list-level-properties text:space-before="2.9847in" text:min-label-width="0.25in"/>
      </text:list-level-style-number>
      <text:list-level-style-number text:level="6" style:num-suffix="." style:num-format="i">
        <style:list-level-properties fo:text-align="end" text:space-before="3.6097in" text:min-label-width="0.125in"/>
      </text:list-level-style-number>
      <text:list-level-style-number text:level="7" style:num-suffix="." style:num-format="1">
        <style:list-level-properties text:space-before="3.9847in" text:min-label-width="0.25in"/>
      </text:list-level-style-number>
      <text:list-level-style-number text:level="8" style:num-suffix="." style:num-format="a" style:num-letter-sync="true">
        <style:list-level-properties text:space-before="4.4847in" text:min-label-width="0.25in"/>
      </text:list-level-style-number>
      <text:list-level-style-number text:level="9" style:num-suffix="." style:num-format="i">
        <style:list-level-properties fo:text-align="end" text:space-before="5.1097in" text:min-label-width="0.125in"/>
      </text:list-level-style-number>
    </text:list-style>
    <style:style style:name="P1" style:parent-style-name="Standard" style:master-page-name="MP0" style:family="paragraph">
      <style:paragraph-properties fo:break-before="page"/>
      <style:text-properties fo:color="#4F81BD"/>
    </style:style>
    <style:style style:name="P2" style:parent-style-name="Standard" style:family="paragraph">
      <style:text-properties fo:color="#9BBB59"/>
    </style:style>
    <style:style style:name="P3" style:parent-style-name="Standard" style:family="paragraph">
      <style:paragraph-properties fo:text-align="center"/>
    </style:style>
    <style:style style:name="P4" style:parent-style-name="Standard" style:family="paragraph">
      <style:paragraph-properties fo:text-align="center"/>
    </style:style>
    <style:style style:name="T5" style:parent-style-name="Policepardéfaut" style:family="text">
      <style:text-properties fo:font-style="italic" style:font-style-asian="italic" style:font-style-complex="italic"/>
    </style:style>
    <style:style style:name="T6" style:parent-style-name="Policepardéfaut" style:family="text">
      <style:text-properties fo:font-style="italic" style:font-style-asian="italic" style:font-style-complex="italic"/>
    </style:style>
    <style:style style:name="T7" style:parent-style-name="Policepardéfaut" style:family="text">
      <style:text-properties fo:font-style="italic" style:font-style-asian="italic" style:font-style-complex="italic"/>
    </style:style>
    <style:style style:name="T8" style:parent-style-name="Policepardéfaut" style:family="text">
      <style:text-properties fo:font-style="italic" style:font-style-asian="italic" style:font-style-complex="italic"/>
    </style:style>
    <style:style style:name="P9" style:parent-style-name="Titre2" style:family="paragraph"/>
    <style:style style:name="P10" style:parent-style-name="Titre2" style:family="paragraph"/>
    <style:style style:name="P11" style:parent-style-name="Titre2" style:family="paragraph"/>
    <style:style style:name="T12" style:parent-style-name="Policepardéfaut" style:family="text">
      <style:text-properties fo:font-style="italic" style:font-style-asian="italic"/>
    </style:style>
  </office:automatic-styles>
  <office:body>
    <office:text text:use-soft-page-breaks="true">
      <text:p text:style-name="P1">Partie 2 : Étude des principales fonctions</text:p>
      <text:p text:style-name="Standard"/>
      <text:p text:style-name="P2">Chapitre 1: Les mécanismes réactionnels</text:p>
      <text:p text:style-name="Standard"/>
      <text:h text:style-name="Titre1" text:outline-level="1">I. Notion de mécanismes réactionnels</text:h>
      <text:h text:style-name="Titre2" text:outline-level="2">1) Généralités</text:h>
      <text:p text:style-name="Standard">De statique (étude électronique et géométrique<text:s/>des molécules isolées et au repos), l'étude devient dynamique (transformation des molécules lors des réactions).</text:p>
      <text:p text:style-name="Standard">Une réaction chimique est la transformation d'un ou plusieurs composés en d'autres composés dans certaines conditions de température, de pression, d'éclairement...</text:p>
      <text:p text:style-name="Standard">Schéma 1:</text:p>
      <text:p text:style-name="Standard"/>
      <text:p text:style-name="P3">Substrat + réactifs = produits</text:p>
      <text:p text:style-name="P4"/>
      <text:p text:style-name="Standard">Un mécanisme réactionnel est la reconstitution de la réaction à l'échelle moléculaire dans le temps et l'espace. Ce mécanisme réactionnel va nous fournier une justification cohérente de la transformation obtenue.</text:p>
      <text:p text:style-name="Standard"/>
      <text:h text:style-name="Titre2" text:outline-level="2">2) Classification des réactions organiques selon leur bilan</text:h>
      <text:p text:style-name="Standard">Une réaction organique est la modification de la position des atomes constitutifs des molécules. Il y a 4 cas possibles :</text:p>
      <text:p text:style-name="Standard"><text:tab/>-addition : les réactifs s'ajoute totalement ou en<text:s/>partie au substrat</text:p>
      <text:p text:style-name="Standard"><text:span text:style-name="T5">Exemple</text:span><text:s/>1 : <text:s text:c="2"/></text:p>
      <text:p text:style-name="Standard"/>
      <text:p text:style-name="Standard"/>
      <text:p text:style-name="Standard"><text:tab/>-élimination : le réactif va enlever un ou plusieurs atomes au substrat</text:p>
      <text:p text:style-name="Standard"><text:span text:style-name="T6">Exemple</text:span><text:s/>2 :</text:p>
      <text:p text:style-name="Standard"/>
      <text:p text:style-name="Standard"/>
      <text:p text:style-name="Standard"><text:tab/>-substitution : le réactif apporte un ou des atomes au substrat et simultanément ou presque il en enlève un ou plusieurs atomes dans<text:s/>ce site</text:p>
      <text:p text:style-name="Standard"><text:span text:style-name="T7">Exemple</text:span><text:s/>3:</text:p>
      <text:p text:style-name="Standard"/>
      <text:p text:style-name="Standard"/>
      <text:p text:style-name="Standard"><text:tab/>-transposition ou réarrangement : déplacement d'un atome dans la molécule</text:p>
      <text:p text:style-name="Standard"><text:span text:style-name="T8">Exemple</text:span><text:s/>4:</text:p>
      <text:p text:style-name="Standard"/>
      <text:p text:style-name="Standard"/>
      <text:p text:style-name="Standard">Mais les réactions sont souvent complexes, c'est à dire qu'il peut y avoir l'intervention de plusieurs réactions (simultanées ou non) sur plusieurs sites de la molécule. Il est possible de décomposer la réaction globale en réactions élémentaires.</text:p>
      <text:p text:style-name="Standard">(cf figure 27)</text:p>
      <text:p text:style-name="Standard"/>
      <text:p text:style-name="Standard">La classification est donc simple, mais elle ne prend en compte que l'état initial et l'état final de la réaction. Il n'y a aucune description et compréhension du mécanisme réactionnel. Il va falloir tenir compte des 4 aspects essentiels d'une réaction:</text:p>
      <text:p text:style-name="Standard"><text:tab/>-aspect énergétique : évolution de l'énergie du système</text:p>
      <text:p text:style-name="Standard"><text:tab/>-aspect cinétique : vitesse et facteurs dont elle dépend</text:p>
      <text:p text:style-name="Standard"><text:tab/>-aspect électronique : le<text:s/>sort des électrons lors de la rupture et de la formation des liaisons</text:p>
      <text:p text:style-name="Standard"><text:tab/>-aspect géométrique : modifications géométriques des molécules</text:p>
      <text:p text:style-name="Standard"/>
      <text:soft-page-break/>
      <text:h text:style-name="Titre1" text:outline-level="1">II. Aspects énergétique</text:h>
      <text:list text:style-name="LFO1" text:continue-numbering="true">
        <text:list-item>
          <text:p text:style-name="P9">Énergie de réaction</text:p>
        </text:list-item>
      </text:list>
      <text:p text:style-name="Standard">Il en existe deux types :</text:p>
      <text:p text:style-name="Standard"/>
      <text:p text:style-name="Standard"><text:tab/>-les réactions exoénergétiques : système des réactants (réactif + substrat) perd de l'énergie au profit du milieu extérieur. L'état final qui correspond aux produits, est plus stable que l'état initial qui correspond aux réactants. La réaction peut avoir lieu 'spontanément' sans apport externe d'énergie. Conventionnellement <text:s/>l'énergie de réaction est dite négative.</text:p>
      <text:p text:style-name="Standard"/>
      <text:p text:style-name="Standard"><text:tab/>-les réactions endoénergétiques : système des réactants prélève de l'énergie dans le milieu extérieur. L'état final est moins stable que l'état initial. La réaction ne peut pas avoir lieu 'spontanément'. Conventionnellement l'énergie de réaction est dite positive.</text:p>
      <text:p text:style-name="Standard"/>
      <text:list text:style-name="LFO1" text:continue-numbering="true">
        <text:list-item>
          <text:p text:style-name="P10">Énergie d'activation</text:p>
        </text:list-item>
      </text:list>
      <text:p text:style-name="Standard">Pour qu'une réaction 'spontanée' se produise réellement sa vitesse doit être différente de 0. Il est donc nécessaire de fournir de l'énergie aux réactants.<text:s/>Cela correspond à <text:s/>l'énergie d'activation (notée <text:s text:c="2"/>ΔG* ou Ea), plus cette énergie est faible, plus la réaction est rapide.</text:p>
      <text:p text:style-name="Standard">(cf figure 28)</text:p>
      <text:p text:style-name="Standard"/>
      <text:p text:style-name="Standard">Mais souvent il y a <text:s/>deux étapes ou plus. Ceci correspond à une succession de réactions élémentaires c'est-à-dire à des réactions complexes.</text:p>
      <text:p text:style-name="Standard">(cf figure 29)</text:p>
      <text:p text:style-name="Standard"/>
      <text:p text:style-name="Standard">Plus la profondeur du 'creux' énergétique augmente, plus la stabilité de l'intermédiaire augmente. S'il y a deux intermédiaires différents possibles alors la réaction préférentielle est celle produisant l'intermédiaire le plus stable.</text:p>
      <text:p text:style-name="Standard"/>
      <text:list text:style-name="LFO1" text:continue-numbering="true">
        <text:list-item>
          <text:p text:style-name="P11">Aspect cinétique</text:p>
        </text:list-item>
      </text:list>
      <text:p text:style-name="Standard">aA + bB → cC</text:p>
      <text:p text:style-name="Standard">La vitesse de la réaction est proportionnelle aux concentrations des réactants :</text:p>
      <text:p text:style-name="Standard">(cf schéma 2)</text:p>
      <text:p text:style-name="Standard"/>
      <text:p text:style-name="Standard"/>
      <text:p text:style-name="Standard"/>
      <text:p text:style-name="Standard">k = constant de vitesse de la réaction en fonction de la température = A exp(-Ea/RT) (loi d'Arrhénius)</text:p>
      <text:p text:style-name="Standard">α et<text:s/>β = ordres partiels de la réactions</text:p>
      <text:p text:style-name="Standard">α+β = ordre total ou global de la réaction</text:p>
      <text:p text:style-name="Standard"/>
      <text:p text:style-name="Standard">α et β sont non prévisibles et déterminés empiriquement. Mais si la réaction est élémentaire: l'ordre globale est égale à la molécularité (somme des coefficients stœchiométriques des réactants), les ordres partiels sont égaux aux coefficients stœchiométriques des réactants.</text:p>
      <text:p text:style-name="Standard">L'étude expérimentale de l'ordre d'une réaction permet d'obtenir des informations sur son mécanisme.</text:p>
      <text:p text:style-name="Standard"/>
      <text:p text:style-name="Standard"><text:span text:style-name="T12">Remarque</text:span>: les vitesses de réactions élémentaires sont indépendantes et la réaction la plus lente va imposer sa vitesse à l'ensemble de la réaction = « étape cinétiquement déterminante »</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Normal" style:default-outline-level="1">
      <style:paragraph-properties fo:keep-with-next="always" fo:keep-together="always" fo:text-indent="0.4923in"/>
      <style:text-properties style:font-name="Cambria" style:font-name-asian="Times New Roman" style:font-weight-complex="bold" fo:color="#8064A2" fo:font-size="11pt" style:font-size-asian="11pt" style:font-size-complex="11pt" fo:hyphenate="false"/>
    </style:style>
    <style:style style:name="Titre2" style:display-name="Titre 2" style:family="paragraph" style:parent-style-name="Normal" style:next-style-name="Normal" style:default-outline-level="2">
      <style:paragraph-properties fo:keep-with-next="always" fo:keep-together="always" fo:margin-left="0.4923in" fo:text-indent="0.4923in">
        <style:tab-stops/>
      </style:paragraph-properties>
      <style:text-properties style:font-name="Cambria" style:font-name-asian="Times New Roman" style:font-weight-complex="bold" fo:color="#9BBB59" fo:font-size="11pt" style:font-size-asian="11pt" style:font-size-complex="11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Titre1Car" style:display-name="Titre 1 Car" style:family="text" style:parent-style-name="Policepardéfaut">
      <style:text-properties style:font-name="Cambria" style:font-name-asian="Times New Roman" style:font-weight-complex="bold" fo:color="#8064A2" fo:font-size="11pt" style:font-size-asian="11pt" style:font-size-complex="11pt"/>
    </style:style>
    <style:style style:name="Titre2Car" style:display-name="Titre 2 Car" style:family="text" style:parent-style-name="Policepardéfaut">
      <style:text-properties style:font-name="Cambria" style:font-name-asian="Times New Roman" style:font-weight-complex="bold" fo:color="#EEECE1" fo:font-size="11pt" style:font-size-asian="11pt" style:font-size-complex="11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9847in" text:min-label-width="0.25in"/>
      </text:list-level-style-number>
      <text:list-level-style-number text:level="2" style:num-suffix="." style:num-format="a" style:num-letter-sync="true">
        <style:list-level-properties text:space-before="1.4847in" text:min-label-width="0.25in"/>
      </text:list-level-style-number>
      <text:list-level-style-number text:level="3" style:num-suffix="." style:num-format="i">
        <style:list-level-properties fo:text-align="end" text:space-before="2.1097in" text:min-label-width="0.125in"/>
      </text:list-level-style-number>
      <text:list-level-style-number text:level="4" style:num-suffix="." style:num-format="1">
        <style:list-level-properties text:space-before="2.4847in" text:min-label-width="0.25in"/>
      </text:list-level-style-number>
      <text:list-level-style-number text:level="5" style:num-suffix="." style:num-format="a" style:num-letter-sync="true">
        <style:list-level-properties text:space-before="2.9847in" text:min-label-width="0.25in"/>
      </text:list-level-style-number>
      <text:list-level-style-number text:level="6" style:num-suffix="." style:num-format="i">
        <style:list-level-properties fo:text-align="end" text:space-before="3.6097in" text:min-label-width="0.125in"/>
      </text:list-level-style-number>
      <text:list-level-style-number text:level="7" style:num-suffix="." style:num-format="1">
        <style:list-level-properties text:space-before="3.9847in" text:min-label-width="0.25in"/>
      </text:list-level-style-number>
      <text:list-level-style-number text:level="8" style:num-suffix="." style:num-format="a" style:num-letter-sync="true">
        <style:list-level-properties text:space-before="4.4847in" text:min-label-width="0.25in"/>
      </text:list-level-style-number>
      <text:list-level-style-number text:level="9" style:num-suffix="." style:num-format="i">
        <style:list-level-properties fo:text-align="end" text:space-before="5.1097in" text:min-label-width="0.125in"/>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Sophie Michiels</meta:initial-creator>
    <dc:creator>Marika</dc:creator>
    <meta:creation-date>2011-03-15T11:23:00Z</meta:creation-date>
    <dc:date>2011-03-15T11:25:00Z</dc:date>
    <meta:template xlink:href="Normal" xlink:type="simple"/>
    <meta:editing-cycles>3</meta:editing-cycles>
    <meta:editing-duration>PT0S</meta:editing-duration>
    <meta:document-statistic meta:page-count="2" meta:paragraph-count="8" meta:word-count="678" meta:character-count="4400" meta:row-count="31" meta:non-whitespace-character-count="3730"/>
  </office:meta>
</office:document-meta>
</file>